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d82" officeooo:paragraph-rsid="000aed82"/>
    </style:style>
    <style:style style:name="P2" style:family="paragraph" style:parent-style-name="Standard">
      <style:text-properties officeooo:rsid="000c1167" officeooo:paragraph-rsid="000c1167"/>
    </style:style>
    <style:style style:name="T1" style:family="text">
      <style:text-properties officeooo:rsid="000c1167"/>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aed82"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DEIA DO RIO VERMELHO – Da invocação de Nossa Senhora. Fundou-a, em 1556, António Rodrigues, a meia égua da Bahia. “Fêz uma ermida junto da sua aldeia, situada em um outeiro, um tiro do fiar, ao pe da qual está um rio que os Índios chamam Camaragipe, que em nossa língua chamamos Rio Vermelho”. Inaugurou-a Manuel da Nòbrega, que nela celebrou solenemente a primeira missa, vindo para isso expressamente da Bahia, e trazendo consigo o mestre-capela da Sé. O Ir. António Blasques trouxe os estudantes do Colégio. […] </text:p>
      <text:p text:style-name="P1">O principal do Rio vermelho tinha seis ou sete mulheres e não estava disposto a deixá-as. Daí não aceitar bem a pregação.</text:p>
      <text:p text:style-name="P1">Contudo, apesar de fugirem muitos índios, os Padres não abandonaram o Rio Vermelho por “estar em sítio mui aprazível, e serve-nos como oratório apartado e mais quieto para a oração”. Por aqui passaram quase todos os Padres da Bahia. E aqui passaram as primeiras férias os estudantes do Colégio. Depois da vinda de Mem de Sá, mudou-se esta Aldeia para a de S. Paulo. (LEITE, 2004, p. 241)</text:p>
      <text:p text:style-name="P1"/>
      <text:p text:style-name="P1">ALDEIA DE S. PAULO – Foi a primeira que se fundou em tempo de Mem de Sá. Para evitar a dispersão dos Padres e poderem atender melhor a a mais gente, reuniram-se quatro Aldeias numa só; e, como o núcleo principal foi o que veio de Nossa Senhora do Rio Vermelho, a nova Aldeia que, por ser no sítio de S. Paulo, recebeu este nome, cntinuou também a ter, simultaneamente, a invocação de Nossa Senhora.</text:p>
      <text:p text:style-name="P1">A Aldeia de S. Paulo edificou-se com grande entusiasmo. A 29 de junho de 158, celebrou-se nela a primeira missa. Assistiu o Governador que deu de comer a todos os presentes. Houve batismo solene; o Governador nomeou um índio para o cargo de meirinho da nova povoação, ofereceu-lhe um fato, e entregou-lhe pessoalmente a vara do ofício. Nesta Aldeia, todos os moradores, até a idade de 14 anos, eram já cristãos. Em setembro desse ano, estava a cargo imediato de Nóbrega e, escreve o P. <text:span text:style-name="T1">Francisco Pires, que “quási se quer igualar com o Colégio da Baía”.</text:span></text:p>
      <text:p text:style-name="P2">Em 1561, tinha 2.000 almas. Com ficar só uma légua da cidade (hoje é <text:span text:style-name="T2">Brotas</text:span><text:span text:style-name="T3">), realizavam-se nela grandes solenidades, ao sabor das romarias portuguesas, a que concorriam as pessoas mais grandes da terra, incluindo o Governador e o Prelado; batismos solenes, missas novas, grandes jubileus. Sobrevindo, em 1563, a grande epidemia da varíola, determinou Mem de Sá que a gente, que ficou desta Aldeia, se repartisse pelas outars já existentes dos Jesuítas, mais afastadas da cidade. A mudança contudo não se operou antes de 1564, pois, ainda a 29 de junho deste ano, se celebraram na Aldeia de S. Paulo as suas grandes festas jubilares. </text:span><text:span text:style-name="T4">(LEITE, 2004, p. 241)</text:span></text:p>
      <text:p text:style-name="P2"><text:span text:style-name="T4"/></text:p>
      <text:p text:style-name="P2"><text:span text:style-name="T4">L</text:span><text:span text:style-name="T3">EITE, Serafim. </text:span><text:span text:style-name="T5">História da Companhia de Jesus no Brasil</text:span><text:span text:style-name="T6">. Tomo II, Livro Primeiro. São Paulo: Loyola, 2004. 624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8:33:59.665246778</meta:creation-date>
    <dc:date>2016-05-05T18:50:35.223844278</dc:date>
    <meta:editing-duration>PT6M25S</meta:editing-duration>
    <meta:editing-cycles>1</meta:editing-cycles>
    <meta:document-statistic meta:table-count="0" meta:image-count="0" meta:object-count="0" meta:page-count="1" meta:paragraph-count="7" meta:word-count="475" meta:character-count="2744" meta:non-whitespace-character-count="2273"/>
    <meta:generator>LibreOffice/5.1.2.2$Linux_X86_64 LibreOffice_project/10m0$Build-2</meta:generator>
  </office:meta>
</office:document-meta>
</file>